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in" fo:margin-right="0in" fo:text-indent="0in" style:auto-text-indent="false"/>
    </style:style>
    <style:style style:name="P2" style:family="paragraph" style:parent-style-name="Preformatted_20_Text">
      <style:paragraph-properties fo:margin-top="0in" fo:margin-bottom="0.1965in" style:contextual-spacing="false"/>
    </style:style>
    <style:style style:name="P3" style:family="paragraph" style:parent-style-name="Standard">
      <style:paragraph-properties fo:margin-left="0in" fo:margin-right="0in" fo:text-indent="0in" style:auto-text-indent="false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paragraph-properties fo:margin-top="0in" fo:margin-bottom="0in" style:contextual-spacing="false"/>
    </style:style>
    <style:style style:name="P6" style:family="paragraph" style:parent-style-name="Text_20_body">
      <style:paragraph-properties fo:margin-top="0in" fo:margin-bottom="0in" style:contextual-spacing="false"/>
    </style:style>
    <style:style style:name="P7" style:family="paragraph" style:parent-style-name="Text_20_body" style:list-style-name="L2"/>
    <style:style style:name="P8" style:family="paragraph" style:parent-style-name="Text_20_body" style:list-style-name="L2">
      <style:paragraph-properties fo:margin-top="0in" fo:margin-bottom="0in" style:contextual-spacing="false"/>
    </style:style>
    <style:style style:name="P9" style:family="paragraph" style:parent-style-name="Text_20_body" style:list-style-name="L3"/>
    <style:style style:name="P10" style:family="paragraph" style:parent-style-name="Text_20_body" style:list-style-name="L3">
      <style:paragraph-properties fo:margin-top="0in" fo:margin-bottom="0in" style:contextual-spacing="false"/>
    </style:style>
    <style:style style:name="P11" style:family="paragraph" style:parent-style-name="Text_20_body" style:list-style-name="L4"/>
    <style:style style:name="P12" style:family="paragraph" style:parent-style-name="Text_20_body" style:list-style-name="L4">
      <style:paragraph-properties fo:margin-top="0in" fo:margin-bottom="0in" style:contextual-spacing="false"/>
    </style:style>
    <style:style style:name="P13" style:family="paragraph" style:parent-style-name="Text_20_body" style:list-style-name="L5"/>
    <style:style style:name="P14" style:family="paragraph" style:parent-style-name="Text_20_body" style:list-style-name="L5">
      <style:paragraph-properties fo:margin-top="0in" fo:margin-bottom="0in" style:contextual-spacing="false"/>
    </style:style>
    <style:style style:name="P15" style:family="paragraph" style:parent-style-name="Text_20_body" style:list-style-name="L6"/>
    <style:style style:name="P16" style:family="paragraph" style:parent-style-name="Text_20_body" style:list-style-name="L6">
      <style:paragraph-properties fo:margin-top="0in" fo:margin-bottom="0in" style:contextual-spacing="false"/>
    </style:style>
    <style:style style:name="P17" style:family="paragraph" style:parent-style-name="Text_20_body" style:list-style-name="L7"/>
    <style:style style:name="P18" style:family="paragraph" style:parent-style-name="Text_20_body" style:list-style-name="L7">
      <style:paragraph-properties fo:margin-top="0in" fo:margin-bottom="0in" style:contextual-spacing="false"/>
    </style:style>
    <style:style style:name="P19" style:family="paragraph" style:parent-style-name="Text_20_body" style:list-style-name="L8"/>
    <style:style style:name="P20" style:family="paragraph" style:parent-style-name="Text_20_body" style:list-style-name="L8">
      <style:paragraph-properties fo:margin-top="0in" fo:margin-bottom="0in" style:contextual-spacing="false"/>
    </style:style>
    <style:style style:name="P21" style:family="paragraph" style:parent-style-name="Text_20_body" style:list-style-name="L9"/>
    <style:style style:name="P22" style:family="paragraph" style:parent-style-name="Text_20_body" style:list-style-name="L9">
      <style:paragraph-properties fo:margin-top="0in" fo:margin-bottom="0in" style:contextual-spacing="false"/>
    </style:style>
    <style:style style:name="P23" style:family="paragraph" style:parent-style-name="Text_20_body">
      <style:paragraph-properties fo:margin-left="0in" fo:margin-right="0in" fo:margin-top="0in" fo:margin-bottom="0in" style:contextual-spacing="false" fo:text-indent="0in" style:auto-text-indent="false"/>
    </style:style>
    <style:style style:name="P24" style:family="paragraph" style:parent-style-name="Text_20_body" style:list-style-name="L10"/>
    <style:style style:name="P25" style:family="paragraph" style:parent-style-name="Text_20_body" style:list-style-name="L10">
      <style:paragraph-properties fo:margin-top="0in" fo:margin-bottom="0in" style:contextual-spacing="false"/>
    </style:style>
    <style:style style:name="P26" style:family="paragraph" style:parent-style-name="Text_20_body" style:list-style-name="L11"/>
    <style:style style:name="P27" style:family="paragraph" style:parent-style-name="Text_20_body" style:list-style-name="L11">
      <style:paragraph-properties fo:margin-top="0in" fo:margin-bottom="0in" style:contextual-spacing="false"/>
    </style:style>
    <style:style style:name="P28" style:family="paragraph" style:parent-style-name="Text_20_body" style:list-style-name="L12"/>
    <style:style style:name="P29" style:family="paragraph" style:parent-style-name="Text_20_body" style:list-style-name="L12">
      <style:paragraph-properties fo:margin-top="0in" fo:margin-bottom="0in" style:contextual-spacing="false"/>
    </style:style>
    <style:style style:name="P30" style:family="paragraph" style:parent-style-name="Text_20_body" style:list-style-name="L13"/>
    <style:style style:name="P31" style:family="paragraph" style:parent-style-name="Text_20_body" style:list-style-name="L13">
      <style:paragraph-properties fo:margin-top="0in" fo:margin-bottom="0in" style:contextual-spacing="false"/>
    </style:style>
    <style:style style:name="P32" style:family="paragraph" style:parent-style-name="Text_20_body" style:list-style-name="L14"/>
    <style:style style:name="P33" style:family="paragraph" style:parent-style-name="Text_20_body" style:list-style-name="L14">
      <style:paragraph-properties fo:margin-top="0in" fo:margin-bottom="0in" style:contextual-spacing="false"/>
    </style:style>
    <style:style style:name="P34" style:family="paragraph" style:parent-style-name="Text_20_body" style:list-style-name="L15"/>
    <style:style style:name="P35" style:family="paragraph" style:parent-style-name="Text_20_body" style:list-style-name="L15">
      <style:paragraph-properties fo:margin-top="0in" fo:margin-bottom="0in" style:contextual-spacing="false"/>
    </style:style>
    <style:style style:name="P36" style:family="paragraph" style:parent-style-name="Text_20_body" style:list-style-name="L16"/>
    <style:style style:name="P37" style:family="paragraph" style:parent-style-name="Text_20_body" style:list-style-name="L16">
      <style:paragraph-properties fo:margin-top="0in" fo:margin-bottom="0in" style:contextual-spacing="false"/>
    </style:style>
    <style:style style:name="P38" style:family="paragraph" style:parent-style-name="Text_20_body" style:list-style-name="L17"/>
    <style:style style:name="P39" style:family="paragraph" style:parent-style-name="Text_20_body" style:list-style-name="L17">
      <style:paragraph-properties fo:margin-top="0in" fo:margin-bottom="0in" style:contextual-spacing="false"/>
    </style:style>
    <style:style style:name="P40" style:family="paragraph" style:parent-style-name="Text_20_body" style:list-style-name="L18"/>
    <style:style style:name="P41" style:family="paragraph" style:parent-style-name="Text_20_body" style:list-style-name="L18">
      <style:paragraph-properties fo:margin-top="0in" fo:margin-bottom="0in" style:contextual-spacing="false"/>
    </style:style>
    <style:style style:name="P42" style:family="paragraph" style:parent-style-name="Text_20_body" style:list-style-name="L19"/>
    <style:style style:name="P43" style:family="paragraph" style:parent-style-name="Text_20_body" style:list-style-name="L19">
      <style:paragraph-properties fo:margin-top="0in" fo:margin-bottom="0in" style:contextual-spacing="false"/>
    </style:style>
    <style:style style:name="P44" style:family="paragraph" style:parent-style-name="Text_20_body" style:list-style-name="L20"/>
    <style:style style:name="P45" style:family="paragraph" style:parent-style-name="Text_20_body" style:list-style-name="L20">
      <style:paragraph-properties fo:margin-top="0in" fo:margin-bottom="0in" style:contextual-spacing="false"/>
    </style:style>
    <style:style style:name="P46" style:family="paragraph" style:parent-style-name="Text_20_body" style:list-style-name="L21"/>
    <style:style style:name="P47" style:family="paragraph" style:parent-style-name="Text_20_body" style:list-style-name="L21">
      <style:paragraph-properties fo:margin-top="0in" fo:margin-bottom="0in" style:contextual-spacing="false"/>
    </style:style>
    <style:style style:name="P48" style:family="paragraph" style:parent-style-name="Text_20_body" style:list-style-name="L22"/>
    <style:style style:name="P49" style:family="paragraph" style:parent-style-name="Text_20_body" style:list-style-name="L22">
      <style:paragraph-properties fo:margin-top="0in" fo:margin-bottom="0in" style:contextual-spacing="false"/>
    </style:style>
    <style:style style:name="P50" style:family="paragraph" style:parent-style-name="Text_20_body" style:list-style-name="L23"/>
    <style:style style:name="P51" style:family="paragraph" style:parent-style-name="Text_20_body" style:list-style-name="L23">
      <style:paragraph-properties fo:margin-top="0in" fo:margin-bottom="0in" style:contextual-spacing="false"/>
    </style:style>
    <style:style style:name="P52" style:family="paragraph" style:parent-style-name="Text_20_body" style:list-style-name="L24"/>
    <style:style style:name="P53" style:family="paragraph" style:parent-style-name="Text_20_body" style:list-style-name="L24">
      <style:paragraph-properties fo:margin-top="0in" fo:margin-bottom="0in" style:contextual-spacing="false"/>
    </style:style>
    <style:style style:name="P54" style:family="paragraph" style:parent-style-name="Text_20_body" style:list-style-name="L25"/>
    <style:style style:name="P55" style:family="paragraph" style:parent-style-name="Text_20_body" style:list-style-name="L25">
      <style:paragraph-properties fo:margin-top="0in" fo:margin-bottom="0in" style:contextual-spacing="false"/>
    </style:style>
    <style:style style:name="P56" style:family="paragraph" style:parent-style-name="Text_20_body" style:list-style-name="L26"/>
    <style:style style:name="P57" style:family="paragraph" style:parent-style-name="Text_20_body" style:list-style-name="L26">
      <style:paragraph-properties fo:margin-top="0in" fo:margin-bottom="0in" style:contextual-spacing="false"/>
    </style:style>
    <style:style style:name="P58" style:family="paragraph" style:parent-style-name="Text_20_body" style:list-style-name="L27"/>
    <style:style style:name="P59" style:family="paragraph" style:parent-style-name="Text_20_body" style:list-style-name="L27">
      <style:paragraph-properties fo:margin-top="0in" fo:margin-bottom="0in" style:contextual-spacing="false"/>
    </style:style>
    <style:style style:name="P60" style:family="paragraph" style:parent-style-name="Text_20_body" style:list-style-name="L28"/>
    <style:style style:name="P61" style:family="paragraph" style:parent-style-name="Text_20_body" style:list-style-name="L28">
      <style:paragraph-properties fo:margin-top="0in" fo:margin-bottom="0in" style:contextual-spacing="false"/>
    </style:style>
    <style:style style:name="P62" style:family="paragraph" style:parent-style-name="Text_20_body" style:list-style-name="L29"/>
    <style:style style:name="P63" style:family="paragraph" style:parent-style-name="Text_20_body" style:list-style-name="L29">
      <style:paragraph-properties fo:margin-top="0in" fo:margin-bottom="0in" style:contextual-spacing="false"/>
    </style:style>
    <style:style style:name="P64" style:family="paragraph" style:parent-style-name="Text_20_body" style:list-style-name="L30"/>
    <style:style style:name="P65" style:family="paragraph" style:parent-style-name="Text_20_body" style:list-style-name="L30">
      <style:paragraph-properties fo:margin-top="0in" fo:margin-bottom="0in" style:contextual-spacing="false"/>
    </style:style>
    <style:style style:name="P66" style:family="paragraph" style:parent-style-name="Text_20_body" style:list-style-name="L31"/>
    <style:style style:name="P67" style:family="paragraph" style:parent-style-name="Text_20_body" style:list-style-name="L31">
      <style:paragraph-properties fo:margin-top="0in" fo:margin-bottom="0in" style:contextual-spacing="false"/>
    </style:style>
    <style:style style:name="P68" style:family="paragraph" style:parent-style-name="Text_20_body" style:list-style-name="L32"/>
    <style:style style:name="P69" style:family="paragraph" style:parent-style-name="Text_20_body" style:list-style-name="L32">
      <style:paragraph-properties fo:margin-top="0in" fo:margin-bottom="0in" style:contextual-spacing="false"/>
    </style:style>
    <style:style style:name="P70" style:family="paragraph" style:parent-style-name="Text_20_body" style:list-style-name="L33"/>
    <style:style style:name="P71" style:family="paragraph" style:parent-style-name="Text_20_body" style:list-style-name="L33">
      <style:paragraph-properties fo:margin-top="0in" fo:margin-bottom="0in" style:contextual-spacing="false"/>
    </style:style>
    <style:style style:name="P72" style:family="paragraph" style:parent-style-name="Text_20_body" style:list-style-name="L34"/>
    <style:style style:name="P73" style:family="paragraph" style:parent-style-name="Text_20_body" style:list-style-name="L34">
      <style:paragraph-properties fo:margin-top="0in" fo:margin-bottom="0in" style:contextual-spacing="false"/>
    </style:style>
    <style:style style:name="P74" style:family="paragraph" style:parent-style-name="Text_20_body" style:list-style-name="L35"/>
    <style:style style:name="P75" style:family="paragraph" style:parent-style-name="Text_20_body" style:list-style-name="L35">
      <style:paragraph-properties fo:margin-top="0in" fo:margin-bottom="0in" style:contextual-spacing="fals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style:style style:name="Sect2" style:family="section">
      <style:section-properties style:writing-mode="lr-tb"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as-char" svg:width="8.25in" svg:height="4.5in" draw:z-index="0"><draw:image xlink:href="https://chatgpt.com/backend-api/estuary/content?id=file_00000000f75471faa8559ac60b539992&amp;ts=494067&amp;p=fs&amp;cid=1&amp;sig=2c5ef211622257b2bcd47dd26fd5b990ba945f6993c6254476003c4b905b7029&amp;v=0" xlink:type="simple" xlink:show="embed" xlink:actuate="onLoad"/><svg:title>image.png</svg:title></draw:frame></text:p>
      <text:section text:style-name="Sect1" text:name="_r_c4r_">
        <text:p text:style-name="P3">among these which will help me to setup the 5300 nic card to extract wifi csi data for gait recognition</text:p>
      </text:section>
      <text:p text:style-name="Standard">halperin_csitool.pdf</text:p>
      <text:p text:style-name="Standard">PDF</text:p>
      <text:section text:style-name="Sect1" text:name="_r_c50_">
        <text:p text:style-name="P3">this is that paper. tell me what is this paper saying</text:p>
      </text:section>
      <text:p text:style-name="Text_20_body">This paper is basically saying:</text:p>
      <text:p text:style-name="Text_20_body"><text:span text:style-name="Strong_20_Emphasis">“We built and released a practical tool that lets researchers collect Wi-Fi Channel State Information (CSI) from a normal Intel 5300 network card, instead of only coarse RSSI values.”</text:span> </text:p>
      <text:h text:style-name="Heading_20_3" text:outline-level="3">Big picture</text:h>
      <text:p text:style-name="Text_20_body">Normally, a Wi-Fi card only gives you something simple like <text:span text:style-name="Strong_20_Emphasis">RSSI</text:span>, which is just overall received signal power.<text:line-break/>The authors say that is <text:span text:style-name="Strong_20_Emphasis">not enough</text:span> to really understand the wireless channel.</text:p>
      <text:p text:style-name="Text_20_body">So they expose <text:span text:style-name="Strong_20_Emphasis">CSI</text:span>, which is much richer. CSI tells you, for each subcarrier and antenna pair:</text:p>
      <text:list text:style-name="L1">
        <text:list-item>
          <text:p text:style-name="P5">how strong the signal is </text:p>
        </text:list-item>
        <text:list-item>
          <text:p text:style-name="P5">how the phase changes </text:p>
        </text:list-item>
        <text:list-item>
          <text:p text:style-name="P4">how the channel behaves across frequency </text:p>
        </text:list-item>
      </text:list>
      <text:p text:style-name="Text_20_body">That is why this paper matters so much: it gives researchers a way to see the wireless channel in much more detail. </text:p>
      <text:h text:style-name="Heading_20_3" text:outline-level="3"><text:soft-page-break/>What the paper actually introduces</text:h>
      <text:p text:style-name="Text_20_body">The paper presents a <text:span text:style-name="Strong_20_Emphasis">toolkit</text:span> built around the <text:span text:style-name="Strong_20_Emphasis">Intel WiFi Link 5300</text:span> NIC with 3 antennas. Their setup includes:</text:p>
      <text:list text:style-name="L2">
        <text:list-item>
          <text:p text:style-name="P8">modified Intel firmware </text:p>
        </text:list-item>
        <text:list-item>
          <text:p text:style-name="P8">modified <text:span text:style-name="Source_20_Text">iwlwifi</text:span> Linux driver </text:p>
        </text:list-item>
        <text:list-item>
          <text:p text:style-name="P8">user-space tools </text:p>
        </text:list-item>
        <text:list-item>
          <text:p text:style-name="P7">scripts for Matlab or Octave to parse and analyze the CSI data </text:p>
        </text:list-item>
      </text:list>
      <text:p text:style-name="Text_20_body">They say they are releasing the <text:span text:style-name="Strong_20_Emphasis">binary firmware</text:span> and the <text:span text:style-name="Strong_20_Emphasis">source code for the other components</text:span>. </text:p>
      <text:h text:style-name="Heading_20_3" text:outline-level="3">How it works</text:h>
      <text:p text:style-name="Text_20_body">The idea is simple:</text:p>
      <text:list text:style-name="L3">
        <text:list-item>
          <text:p text:style-name="P10">Every 802.11n NIC already estimates the wireless channel when a packet arrives. </text:p>
        </text:list-item>
        <text:list-item>
          <text:p text:style-name="P10">That estimate is normally used internally by the receiver. </text:p>
        </text:list-item>
        <text:list-item>
          <text:p text:style-name="P10">Their firmware modification turns on a debug mode so this CSI can be recorded. </text:p>
        </text:list-item>
        <text:list-item>
          <text:p text:style-name="P10">The CSI is passed: </text:p>
          <text:list>
            <text:list-item>
              <text:p text:style-name="P10">from firmware </text:p>
            </text:list-item>
            <text:list-item>
              <text:p text:style-name="P10">to the kernel driver </text:p>
            </text:list-item>
            <text:list-item>
              <text:p text:style-name="P10">then to a user-space program </text:p>
            </text:list-item>
            <text:list-item>
              <text:p text:style-name="P9">then either processed online or saved to disk </text:p>
            </text:list-item>
          </text:list>
        </text:list-item>
      </text:list>
      <text:p text:style-name="Text_20_body">So the paper is not inventing CSI from scratch.<text:line-break/>It is exposing data the card already measures internally. </text:p>
      <text:h text:style-name="Heading_20_3" text:outline-level="3">Important detail about the Intel 5300</text:h>
      <text:p text:style-name="Text_20_body">The paper says the <text:span text:style-name="Strong_20_Emphasis">Intel 5300 reports CSI for 30 groups of subcarriers</text:span>, spread across:</text:p>
      <text:list text:style-name="L4">
        <text:list-item>
          <text:p text:style-name="P12">the 56 subcarriers in a 20 MHz channel, or </text:p>
        </text:list-item>
        <text:list-item>
          <text:p text:style-name="P11">the 114 subcarriers in a 40 MHz channel. </text:p>
        </text:list-item>
      </text:list>
      <text:p text:style-name="Text_20_body">This is a very important point for your work.</text:p>
      <text:p text:style-name="Text_20_body">It means you do <text:span text:style-name="Strong_20_Emphasis">not</text:span> get every subcarrier directly.<text:line-break/>You get a sampled version across the channel, which is still very useful for sensing and gait work.</text:p>
      <text:h text:style-name="Heading_20_3" text:outline-level="3">What Figure 1 is showing</text:h>
      <text:p text:style-name="Text_20_body">On page 1, the figure plots <text:span text:style-name="Strong_20_Emphasis">subcarrier-level signal strength</text:span> for four links. The key message is:</text:p>
      <text:list text:style-name="L5">
        <text:list-item>
          <text:p text:style-name="P14">two links can look similar if you only use RSSI </text:p>
        </text:list-item>
        <text:list-item>
          <text:p text:style-name="P13">but CSI reveals very different fading behavior across subcarriers </text:p>
        </text:list-item>
      </text:list>
      <text:p text:style-name="Text_20_body">So the paper is showing that <text:span text:style-name="Strong_20_Emphasis">fine-grained channel structure matters</text:span>.<text:line-break/>That is exactly why CSI is useful for sensing tasks later, including human motion and gait. </text:p>
      <text:h text:style-name="Heading_20_3" text:outline-level="3">Why the authors built it</text:h>
      <text:p text:style-name="Text_20_body">They say CSI can help with things like:</text:p>
      <text:list text:style-name="L6">
        <text:list-item>
          <text:p text:style-name="P16">predicting packet delivery better than RSSI </text:p>
        </text:list-item>
        <text:list-item>
          <text:p text:style-name="P16"><text:soft-page-break/>understanding why a high-RSSI link can still perform badly </text:p>
        </text:list-item>
        <text:list-item>
          <text:p text:style-name="P16">diagnosing wireless network problems </text:p>
        </text:list-item>
        <text:list-item>
          <text:p text:style-name="P16">studying interference </text:p>
        </text:list-item>
        <text:list-item>
          <text:p text:style-name="P16">exploring advanced MIMO techniques </text:p>
        </text:list-item>
        <text:list-item>
          <text:p text:style-name="P15">studying fading in mobile or vehicular settings </text:p>
        </text:list-item>
      </text:list>
      <text:p text:style-name="Text_20_body">So this paper’s original focus is more like:</text:p>
      <text:p text:style-name="Text_20_body"><text:span text:style-name="Strong_20_Emphasis">“use CSI to understand and improve wireless communication.”</text:span></text:p>
      <text:p text:style-name="Text_20_body">Not:</text:p>
      <text:p text:style-name="Text_20_body"><text:span text:style-name="Strong_20_Emphasis">“use CSI for gait recognition.”</text:span></text:p>
      <text:p text:style-name="Text_20_body">That came later in other papers.</text:p>
      <text:h text:style-name="Heading_20_3" text:outline-level="3">What this paper does <text:span text:style-name="Strong_20_Emphasis">not</text:span> give you</text:h>
      <text:p text:style-name="Text_20_body">This is the important part for your project.</text:p>
      <text:p text:style-name="Text_20_body">This paper is <text:span text:style-name="Strong_20_Emphasis">not</text:span> a gait-recognition paper.<text:line-break/>It does <text:span text:style-name="Strong_20_Emphasis">not</text:span> explain:</text:p>
      <text:list text:style-name="L7">
        <text:list-item>
          <text:p text:style-name="P18">human motion feature extraction </text:p>
        </text:list-item>
        <text:list-item>
          <text:p text:style-name="P18">gait cycle segmentation </text:p>
        </text:list-item>
        <text:list-item>
          <text:p text:style-name="P18">person identification models </text:p>
        </text:list-item>
        <text:list-item>
          <text:p text:style-name="P17">deep learning/classification pipelines </text:p>
        </text:list-item>
      </text:list>
      <text:p text:style-name="Text_20_body">Instead, it gives you the <text:span text:style-name="Strong_20_Emphasis">measurement tool foundation</text:span>.<text:line-break/>Think of it like this:</text:p>
      <text:list text:style-name="L8">
        <text:list-item>
          <text:p text:style-name="P20">this paper = <text:span text:style-name="Strong_20_Emphasis">how to get CSI from Intel 5300</text:span> </text:p>
        </text:list-item>
        <text:list-item>
          <text:p text:style-name="P19">later sensing papers = <text:span text:style-name="Strong_20_Emphasis">how to turn CSI into gait recognition</text:span> </text:p>
        </text:list-item>
      </text:list>
      <text:h text:style-name="Heading_20_3" text:outline-level="3">Why it matters for your gait project</text:h>
      <text:p text:style-name="Text_20_body">For gait recognition, you first need reliable CSI capture.<text:line-break/>This paper is useful because it tells you:</text:p>
      <text:list text:style-name="L9">
        <text:list-item>
          <text:p text:style-name="P22">which NIC is used: <text:span text:style-name="Strong_20_Emphasis">Intel 5300</text:span> </text:p>
        </text:list-item>
        <text:list-item>
          <text:p text:style-name="P22">that Linux driver/firmware changes are needed </text:p>
        </text:list-item>
        <text:list-item>
          <text:p text:style-name="P22">that CSI can be dumped for later processing </text:p>
        </text:list-item>
        <text:list-item>
          <text:p text:style-name="P21">that the output includes per-subcarrier and per-antenna channel information </text:p>
        </text:list-item>
      </text:list>
      <text:p text:style-name="Text_20_body">So for you, the paper’s main value is:</text:p>
      <text:p text:style-name="Text_20_body"><text:span text:style-name="Strong_20_Emphasis">it justifies and explains the CSI extraction pipeline</text:span>, not the gait algorithm.</text:p>
      <text:h text:style-name="Heading_20_3" text:outline-level="3">In one sentence</text:h>
      <text:p text:style-name="Text_20_body">This paper says:</text:p>
      <text:p text:style-name="Text_20_body"><text:span text:style-name="Strong_20_Emphasis">“We released a modified Intel 5300-based Linux tool that exposes per-packet Wi-Fi CSI, which is much more informative than RSSI and can be used as a foundation for wireless measurement and later sensing research.”</text:span> </text:p>
      <text:p text:style-name="Text_20_body"><text:soft-page-break/>The next useful step is to connect this paper to your project by mapping:</text:p>
      <text:p text:style-name="Text_20_body"><text:span text:style-name="Strong_20_Emphasis">paper concept → actual Ubuntu setup steps → CSI file output → gait-recognition pipeline</text:span>.</text:p>
      <text:p text:style-name="Text_20_body">**paper concept → actual Ubuntu setup steps → CSI file output → gait-recognition pipeline**.</text:p>
      <text:section text:style-name="Sect1" text:name="_r_c5n_">
        <text:p text:style-name="P23">yes, go for it</text:p>
      </text:section>
      <text:p text:style-name="Text_20_body">Absolutely — here is the paper translated into your <text:span text:style-name="Strong_20_Emphasis">actual project workflow</text:span>.</text:p>
      <text:h text:style-name="Heading_20_2" text:outline-level="2">1) What the paper gives you</text:h>
      <text:p text:style-name="Text_20_body">The paper’s core message is:</text:p>
      <text:p text:style-name="Text_20_body"><text:span text:style-name="Strong_20_Emphasis">use a modified Intel 5300 Wi-Fi card to expose CSI that the NIC already estimates for each received 802.11n packet, instead of relying only on RSSI.</text:span> The toolkit is built around the <text:span text:style-name="Strong_20_Emphasis">Intel WiFi Link 5300</text:span>, modified <text:span text:style-name="Strong_20_Emphasis">firmware</text:span>, a modified <text:span text:style-name="Strong_20_Emphasis"><text:span text:style-name="Source_20_Text">iwlwifi</text:span></text:span><text:span text:style-name="Strong_20_Emphasis"> driver</text:span>, <text:span text:style-name="Strong_20_Emphasis">user-space logging tools</text:span>, and <text:span text:style-name="Strong_20_Emphasis">Matlab/Octave scripts</text:span> for analysis. In their testbed, they used <text:span text:style-name="Strong_20_Emphasis">Ubuntu 10.04 LTS with kernel 2.6.36</text:span>. </text:p>
      <text:p text:style-name="Text_20_body">So the paper is really about this chain:</text:p>
      <text:p text:style-name="Text_20_body"><text:span text:style-name="Strong_20_Emphasis">wireless packet arrives → NIC estimates channel → modified firmware exposes CSI → driver passes it upward → user-space saves it → analysis scripts parse it</text:span>. </text:p>
      <text:h text:style-name="Heading_20_2" text:outline-level="2">2) What that means as actual Ubuntu setup steps</text:h>
      <text:p text:style-name="Text_20_body">Turn the paper into a hands-on checklist like this:</text:p>
      <text:h text:style-name="Heading_20_3" text:outline-level="3">Step A: Hardware layer</text:h>
      <text:p text:style-name="Text_20_body">You need:</text:p>
      <text:list text:style-name="L10">
        <text:list-item>
          <text:p text:style-name="P25">a laptop/PC with an <text:span text:style-name="Strong_20_Emphasis">Intel 5300 NIC</text:span> </text:p>
        </text:list-item>
        <text:list-item>
          <text:p text:style-name="P25">preferably all <text:span text:style-name="Strong_20_Emphasis">3 antennas connected</text:span> </text:p>
        </text:list-item>
        <text:list-item>
          <text:p text:style-name="P25">another Wi-Fi device acting as the packet source or AP </text:p>
        </text:list-item>
        <text:list-item>
          <text:p text:style-name="P24">an 802.11n link between sender and receiver </text:p>
        </text:list-item>
      </text:list>
      <text:p text:style-name="Text_20_body">The paper says the setup includes the Intel 5300, access-point functionality to control both ends of the link, and user-space tools for measurement. </text:p>
      <text:h text:style-name="Heading_20_3" text:outline-level="3">Step B: Software layer</text:h>
      <text:p text:style-name="Text_20_body">On Ubuntu, the normal stock driver is not enough.<text:line-break/>You need the CSI-tool version of:</text:p>
      <text:list text:style-name="L11">
        <text:list-item>
          <text:p text:style-name="P27">the <text:span text:style-name="Strong_20_Emphasis">Intel firmware</text:span> </text:p>
        </text:list-item>
        <text:list-item>
          <text:p text:style-name="P27">the <text:span text:style-name="Strong_20_Emphasis"><text:span text:style-name="Source_20_Text">iwlwifi</text:span></text:span><text:span text:style-name="Strong_20_Emphasis"> driver</text:span> </text:p>
        </text:list-item>
        <text:list-item>
          <text:p text:style-name="P26">the user-space capture utilities </text:p>
        </text:list-item>
      </text:list>
      <text:p text:style-name="Text_20_body">That is the most important setup idea in the paper: the Intel 5300 already measures the channel, but the authors modified the software stack so that CSI gets recorded and passed to user space. </text:p>
      <text:h text:style-name="Heading_20_3" text:outline-level="3"><text:soft-page-break/>Step C: Capture layer</text:h>
      <text:p text:style-name="Text_20_body">When packets are received, the NIC measures channel state during the <text:span text:style-name="Strong_20_Emphasis">packet preamble</text:span>. The modified firmware records CSI for each <text:span text:style-name="Strong_20_Emphasis">correctly received 802.11n packet</text:span>, and the driver passes that CSI to a user-space program. </text:p>
      <text:p text:style-name="Text_20_body">So in practice, “successful setup” means:</text:p>
      <text:list text:style-name="L12">
        <text:list-item>
          <text:p text:style-name="P29">your Intel 5300 is detected </text:p>
        </text:list-item>
        <text:list-item>
          <text:p text:style-name="P29">patched firmware is loaded </text:p>
        </text:list-item>
        <text:list-item>
          <text:p text:style-name="P29">patched driver is active </text:p>
        </text:list-item>
        <text:list-item>
          <text:p text:style-name="P29">packets are being received </text:p>
        </text:list-item>
        <text:list-item>
          <text:p text:style-name="P28">a logging tool is writing CSI traces to disk </text:p>
        </text:list-item>
      </text:list>
      <text:h text:style-name="Heading_20_3" text:outline-level="3">Step D: Analysis layer</text:h>
      <text:p text:style-name="Text_20_body">The paper says the user-space program can either:</text:p>
      <text:list text:style-name="L13">
        <text:list-item>
          <text:p text:style-name="P31">process data online, or </text:p>
        </text:list-item>
        <text:list-item>
          <text:p text:style-name="P30">dump the trace to disk for later processing </text:p>
        </text:list-item>
      </text:list>
      <text:p text:style-name="Text_20_body">Then Matlab/Octave utilities parse the CSI and compute features such as SVD and MIMO condition number. </text:p>
      <text:p text:style-name="Text_20_body">So the file you collect is not the final gait result.<text:line-break/>It is the <text:span text:style-name="Strong_20_Emphasis">raw measurement log</text:span> you later turn into features.</text:p>
      <text:h text:style-name="Heading_20_2" text:outline-level="2">3) What the CSI output really is</text:h>
      <text:p text:style-name="Text_20_body">The paper says the Intel 5300 reports CSI for <text:span text:style-name="Strong_20_Emphasis">30 groups of subcarriers</text:span>, spread across the OFDM channel, and that CSI contains information at the level of subcarriers and transmit/receive antenna pairs. </text:p>
      <text:p text:style-name="Text_20_body">A simple mental picture is:</text:p>
      <text:p text:style-name="Text_20_body"><text:span text:style-name="Strong_20_Emphasis">each packet gives you a little channel snapshot</text:span></text:p>
      <text:p text:style-name="Text_20_body">You can think of it like:</text:p>
      <text:list text:style-name="L14">
        <text:list-item>
          <text:p text:style-name="P33">one packet arrives </text:p>
        </text:list-item>
        <text:list-item>
          <text:p text:style-name="P33">you get CSI for antenna-pair combinations </text:p>
        </text:list-item>
        <text:list-item>
          <text:p text:style-name="P32">for each of those, you get values across <text:span text:style-name="Strong_20_Emphasis">30 subcarrier groups</text:span> </text:p>
        </text:list-item>
      </text:list>
      <text:p text:style-name="Text_20_body">That is why CSI is much richer than RSSI.<text:line-break/>RSSI gives you one coarse power value.<text:line-break/>CSI gives you <text:span text:style-name="Strong_20_Emphasis">fine-grained channel variation across frequency and antennas</text:span>. </text:p>
      <text:h text:style-name="Heading_20_2" text:outline-level="2">4) Why this matters for gait recognition</text:h>
      <text:p text:style-name="Text_20_body">A walking person changes the radio path between transmitter and receiver.<text:line-break/>That motion changes the CSI over time.</text:p>
      <text:p text:style-name="Text_20_body">So your gait pipeline becomes:</text:p>
      <text:h text:style-name="Heading_20_3" text:outline-level="3"><text:soft-page-break/>Part 1: Extract CSI</text:h>
      <text:p text:style-name="Text_20_body">This is exactly what this paper helps with.</text:p>
      <text:p text:style-name="Text_20_body">Goal:</text:p>
      <text:list text:style-name="L15">
        <text:list-item>
          <text:p text:style-name="P35">make Intel 5300 log CSI reliably </text:p>
        </text:list-item>
        <text:list-item>
          <text:p text:style-name="P34">save traces while a person walks </text:p>
        </text:list-item>
      </text:list>
      <text:h text:style-name="Heading_20_3" text:outline-level="3">Part 2: Convert CSI into a time series</text:h>
      <text:p text:style-name="Text_20_body">From the saved trace, you usually build signals like:</text:p>
      <text:list text:style-name="L16">
        <text:list-item>
          <text:p text:style-name="P37">amplitude over time for selected subcarriers </text:p>
        </text:list-item>
        <text:list-item>
          <text:p text:style-name="P37">phase over time, if you do phase calibration carefully </text:p>
        </text:list-item>
        <text:list-item>
          <text:p text:style-name="P36">combined streams across antennas/subcarriers </text:p>
        </text:list-item>
      </text:list>
      <text:h text:style-name="Heading_20_3" text:outline-level="3">Part 3: Preprocess</text:h>
      <text:p text:style-name="Text_20_body">Typical steps are:</text:p>
      <text:list text:style-name="L17">
        <text:list-item>
          <text:p text:style-name="P39">remove corrupted packets </text:p>
        </text:list-item>
        <text:list-item>
          <text:p text:style-name="P39">align timestamps or resample </text:p>
        </text:list-item>
        <text:list-item>
          <text:p text:style-name="P39">denoise with smoothing / filtering </text:p>
        </text:list-item>
        <text:list-item>
          <text:p text:style-name="P39">pick useful subcarriers </text:p>
        </text:list-item>
        <text:list-item>
          <text:p text:style-name="P38">sometimes reduce dimension with PCA </text:p>
        </text:list-item>
      </text:list>
      <text:h text:style-name="Heading_20_3" text:outline-level="3">Part 4: Segment walking events</text:h>
      <text:p text:style-name="Text_20_body">You cut the continuous stream into windows where the subject is actually walking.</text:p>
      <text:h text:style-name="Heading_20_3" text:outline-level="3">Part 5: Extract gait features</text:h>
      <text:p text:style-name="Text_20_body">Examples:</text:p>
      <text:list text:style-name="L18">
        <text:list-item>
          <text:p text:style-name="P41">periodic motion patterns </text:p>
        </text:list-item>
        <text:list-item>
          <text:p text:style-name="P41">time-frequency energy </text:p>
        </text:list-item>
        <text:list-item>
          <text:p text:style-name="P41">Doppler-like signatures </text:p>
        </text:list-item>
        <text:list-item>
          <text:p text:style-name="P41">wavelet/STFT spectrogram features </text:p>
        </text:list-item>
        <text:list-item>
          <text:p text:style-name="P40">subcarrier correlation patterns </text:p>
        </text:list-item>
      </text:list>
      <text:h text:style-name="Heading_20_3" text:outline-level="3">Part 6: Train a model</text:h>
      <text:p text:style-name="Text_20_body">Then you feed those features into:</text:p>
      <text:list text:style-name="L19">
        <text:list-item>
          <text:p text:style-name="P43">SVM </text:p>
        </text:list-item>
        <text:list-item>
          <text:p text:style-name="P43">Random Forest </text:p>
        </text:list-item>
        <text:list-item>
          <text:p text:style-name="P43">CNN </text:p>
        </text:list-item>
        <text:list-item>
          <text:p text:style-name="P42">LSTM / GRU </text:p>
        </text:list-item>
      </text:list>
      <text:p text:style-name="Text_20_body">depending on your dataset and paper style.</text:p>
      <text:h text:style-name="Heading_20_2" text:outline-level="2"><text:soft-page-break/>5) The most important thing to understand</text:h>
      <text:p text:style-name="Text_20_body">This paper is <text:span text:style-name="Strong_20_Emphasis">not</text:span> teaching gait recognition itself.</text:p>
      <text:p text:style-name="Text_20_body">It is teaching the <text:span text:style-name="Strong_20_Emphasis">measurement foundation</text:span>:</text:p>
      <text:list text:style-name="L20">
        <text:list-item>
          <text:p text:style-name="P45">how CSI is exposed </text:p>
        </text:list-item>
        <text:list-item>
          <text:p text:style-name="P45">how it is logged </text:p>
        </text:list-item>
        <text:list-item>
          <text:p text:style-name="P45">what kind of channel detail you get </text:p>
        </text:list-item>
        <text:list-item>
          <text:p text:style-name="P44">why it is more useful than RSSI </text:p>
        </text:list-item>
      </text:list>
      <text:p text:style-name="Text_20_body">So for your project:</text:p>
      <text:list text:style-name="L21">
        <text:list-item>
          <text:p text:style-name="P47"><text:span text:style-name="Strong_20_Emphasis">this paper answers:</text:span> “How do I get CSI from Intel 5300?” </text:p>
        </text:list-item>
        <text:list-item>
          <text:p text:style-name="P46"><text:span text:style-name="Strong_20_Emphasis">later gait papers answer:</text:span> “How do I use that CSI to recognize a person’s gait?” </text:p>
        </text:list-item>
      </text:list>
      <text:h text:style-name="Heading_20_2" text:outline-level="2">6) What “success” looks like in your experiment</text:h>
      <text:p text:style-name="Text_20_body">Do not judge success at first by whether you can classify people.</text:p>
      <text:p text:style-name="Text_20_body">First success is much simpler:</text:p>
      <text:list text:style-name="L22">
        <text:list-item>
          <text:p text:style-name="P49">the 5300 logs packets </text:p>
        </text:list-item>
        <text:list-item>
          <text:p text:style-name="P49">you can parse the file </text:p>
        </text:list-item>
        <text:list-item>
          <text:p text:style-name="P49">you can plot subcarrier amplitude over time </text:p>
        </text:list-item>
        <text:list-item>
          <text:p text:style-name="P48">when a person walks, the plot changes visibly </text:p>
        </text:list-item>
      </text:list>
      <text:p text:style-name="Text_20_body">That means your <text:span text:style-name="Strong_20_Emphasis">CSI extraction pipeline is working</text:span>.</text:p>
      <text:p text:style-name="Text_20_body">Only after that should you move to:</text:p>
      <text:list text:style-name="L23">
        <text:list-item>
          <text:p text:style-name="P51">windowing </text:p>
        </text:list-item>
        <text:list-item>
          <text:p text:style-name="P51">feature extraction </text:p>
        </text:list-item>
        <text:list-item>
          <text:p text:style-name="P50">gait classification </text:p>
        </text:list-item>
      </text:list>
      <text:h text:style-name="Heading_20_2" text:outline-level="2">7) One very practical warning for you</text:h>
      <text:p text:style-name="Text_20_body">The paper’s own setup is old: <text:span text:style-name="Strong_20_Emphasis">Ubuntu 10.04 LTS, kernel 2.6.36</text:span>. </text:p>
      <text:p text:style-name="Text_20_body">So you should not read it as:</text:p>
      <text:p text:style-name="Text_20_body"><text:span text:style-name="Strong_20_Emphasis">“this will work out of the box on modern Ubuntu.”</text:span></text:p>
      <text:p text:style-name="Text_20_body">You should read it as:</text:p>
      <text:p text:style-name="Text_20_body"><text:span text:style-name="Strong_20_Emphasis">“this is the architecture and toolchain idea.”</text:span></text:p>
      <text:p text:style-name="Text_20_body">That is why, on Ubuntu 18.04 or newer, the hard part is usually not the theory — it is:</text:p>
      <text:list text:style-name="L24">
        <text:list-item>
          <text:p text:style-name="P53">driver compatibility </text:p>
        </text:list-item>
        <text:list-item>
          <text:p text:style-name="P53">firmware loading </text:p>
        </text:list-item>
        <text:list-item>
          <text:p text:style-name="P53">kernel module issues </text:p>
        </text:list-item>
        <text:list-item>
          <text:p text:style-name="P53">monitor/injection/capture configuration </text:p>
        </text:list-item>
        <text:list-item>
          <text:p text:style-name="P52">making the logger actually write CSI </text:p>
        </text:list-item>
      </text:list>
      <text:h text:style-name="Heading_20_2" text:outline-level="2"><text:soft-page-break/>8) The full mapping in one line</text:h>
      <text:p text:style-name="Text_20_body"><text:span text:style-name="Strong_20_Emphasis">Paper concept → patched Intel 5300 measurement stack → per-packet CSI log → parsed subcarrier time series → motion features → gait recognition model.</text:span></text:p>
      <text:p text:style-name="Text_20_body">Next I can turn this into a <text:span text:style-name="Strong_20_Emphasis">strict Ubuntu 18.04 step-by-step checklist</text:span> with commands and “expected output” after each step.</text:p>
      <text:p text:style-name="P6">gpt chat history.pdf</text:p>
      <text:p text:style-name="P6">PDF</text:p>
      <text:section text:style-name="Sect1" text:name="_r_c6g_">
        <text:p text:style-name="P23">I am currently working on ubuntu 18.04 lts with 5300 and I already did upto this. I have shared my chat history with you</text:p>
      </text:section>
      <text:p text:style-name="Text_20_body">Yes — I can see your current stage from the .</text:p>
      <text:p text:style-name="Text_20_body">You have already made the <text:span text:style-name="Strong_20_Emphasis">right high-level decisions</text:span>:</text:p>
      <text:list text:style-name="L25">
        <text:list-item>
          <text:p text:style-name="P55"><text:span text:style-name="Strong_20_Emphasis">Ubuntu 18.04 collector machine</text:span> </text:p>
        </text:list-item>
        <text:list-item>
          <text:p text:style-name="P55"><text:span text:style-name="Strong_20_Emphasis">Intel 5300 reserved for CSI only</text:span> </text:p>
        </text:list-item>
        <text:list-item>
          <text:p text:style-name="P55"><text:span text:style-name="Strong_20_Emphasis">Ethernet used for internet/admin</text:span> </text:p>
        </text:list-item>
        <text:list-item>
          <text:p text:style-name="P55"><text:span text:style-name="Strong_20_Emphasis">separate transmitter machine for controlled packets</text:span> </text:p>
        </text:list-item>
        <text:list-item>
          <text:p text:style-name="P55"><text:span text:style-name="Strong_20_Emphasis">kernel locking / freezing the collector</text:span> </text:p>
        </text:list-item>
        <text:list-item>
          <text:p text:style-name="P54">treating the collector like a <text:span text:style-name="Strong_20_Emphasis">lab instrument</text:span>, not a normal daily laptop </text:p>
        </text:list-item>
      </text:list>
      <text:p text:style-name="Text_20_body">That matches the Halperin Intel 5300 CSI-tool paper very well: the paper’s whole idea is a modified Intel 5300 + modified Linux driver/firmware + user-space logging, so CSI can be captured per packet and saved for analysis. </text:p>
      <text:p text:style-name="Text_20_body">So your project is <text:span text:style-name="Strong_20_Emphasis">past the “what architecture should I use?” stage</text:span>.</text:p>
      <text:p text:style-name="Text_20_body">You are now at the more practical stage:</text:p>
      <text:p text:style-name="Text_20_body"><text:span text:style-name="Strong_20_Emphasis">bring up the 5300 cleanly, capture a real CSI file, and prove the end-to-end path works.</text:span></text:p>
      <text:p text:style-name="Text_20_body">Also, from your recent terminal snippet in this project, you were already inside the CSI/injection workflow, identifying the interface as <text:span text:style-name="Source_20_Text">wlp3s0</text:span> and bringing it down. That means you are no longer at the paper/planning stage — you are at the <text:span text:style-name="Strong_20_Emphasis">driver/interface/control stage</text:span>.</text:p>
      <text:h text:style-name="Heading_20_2" text:outline-level="2">Where you are now</text:h>
      <text:p text:style-name="Text_20_body">Think of your progress like this:</text:p>
      <text:h text:style-name="Heading_20_3" text:outline-level="3">Done</text:h>
      <text:list text:style-name="L26">
        <text:list-item>
          <text:p text:style-name="P57">research direction chosen </text:p>
        </text:list-item>
        <text:list-item>
          <text:p text:style-name="P57">collector architecture chosen </text:p>
        </text:list-item>
        <text:list-item>
          <text:p text:style-name="P57">Ubuntu version chosen </text:p>
        </text:list-item>
        <text:list-item>
          <text:p text:style-name="P57">Ethernet vs Intel 5300 separation decided </text:p>
        </text:list-item>
        <text:list-item>
          <text:p text:style-name="P57">kernel-freeze idea understood </text:p>
        </text:list-item>
        <text:list-item>
          <text:p text:style-name="P56">collector/transmitter roles understood </text:p>
        </text:list-item>
      </text:list>
      <text:h text:style-name="Heading_20_3" text:outline-level="3">Current phase</text:h>
      <text:list text:style-name="L27">
        <text:list-item>
          <text:p text:style-name="P59">interface preparation </text:p>
        </text:list-item>
        <text:list-item>
          <text:p text:style-name="P59"><text:soft-page-break/>driver/module handling </text:p>
        </text:list-item>
        <text:list-item>
          <text:p text:style-name="P59">CSI logger setup </text:p>
        </text:list-item>
        <text:list-item>
          <text:p text:style-name="P59">controlled packet source setup </text:p>
        </text:list-item>
        <text:list-item>
          <text:p text:style-name="P58">first successful <text:span text:style-name="Source_20_Text">.dat</text:span> capture </text:p>
        </text:list-item>
      </text:list>
      <text:h text:style-name="Heading_20_3" text:outline-level="3">Not yet the main focus</text:h>
      <text:list text:style-name="L28">
        <text:list-item>
          <text:p text:style-name="P61">gait feature extraction </text:p>
        </text:list-item>
        <text:list-item>
          <text:p text:style-name="P61">model training </text:p>
        </text:list-item>
        <text:list-item>
          <text:p text:style-name="P60">publication pipeline </text:p>
        </text:list-item>
      </text:list>
      <text:h text:style-name="Heading_20_2" text:outline-level="2">What your next milestone should be</text:h>
      <text:p text:style-name="Text_20_body">Your next goal should be:</text:p>
      <text:p text:style-name="Text_20_body"><text:span text:style-name="Strong_20_Emphasis">Get one clean non-empty CSI capture file from the Intel 5300 while controlled packets are being sent.</text:span></text:p>
      <text:p text:style-name="Text_20_body">That is the real checkpoint.</text:p>
      <text:p text:style-name="Text_20_body">Not “is the OS installed?”<text:line-break/>Not “did I read the paper?”<text:line-break/>But:</text:p>
      <text:p text:style-name="Text_20_body"><text:span text:style-name="Strong_20_Emphasis">“Can my receiver log CSI packets into a file that I can later parse?”</text:span></text:p>
      <text:h text:style-name="Heading_20_2" text:outline-level="2">What to do next, in order</text:h>
      <text:h text:style-name="Heading_20_3" text:outline-level="3">1. Freeze the collector mindset</text:h>
      <text:p text:style-name="Text_20_body">From your chat history, you already decided the collector should stay stable. Good.<text:line-break/>So from now on:</text:p>
      <text:list text:style-name="L29">
        <text:list-item>
          <text:p text:style-name="P63">use <text:span text:style-name="Strong_20_Emphasis">Ethernet</text:span> for internet </text:p>
        </text:list-item>
        <text:list-item>
          <text:p text:style-name="P63">do <text:span text:style-name="Strong_20_Emphasis">not</text:span> use the Intel 5300 for normal Wi-Fi browsing </text:p>
        </text:list-item>
        <text:list-item>
          <text:p text:style-name="P63">do <text:span text:style-name="Strong_20_Emphasis">not</text:span> let NetworkManager fight over that interface </text:p>
        </text:list-item>
        <text:list-item>
          <text:p text:style-name="P62">keep the collector as boring and stable as possible </text:p>
        </text:list-item>
      </text:list>
      <text:h text:style-name="Heading_20_2" text:outline-level="2">2. Bring the Intel 5300 interface under experiment control</text:h>
      <text:p text:style-name="Text_20_body">You were already doing this with <text:span text:style-name="Source_20_Text">wlp3s0</text:span>.</text:p>
      <text:p text:style-name="Text_20_body">At this stage, the main objective is:</text:p>
      <text:list text:style-name="L30">
        <text:list-item>
          <text:p text:style-name="P65">identify the correct wireless interface </text:p>
        </text:list-item>
        <text:list-item>
          <text:p text:style-name="P65">bring it down cleanly </text:p>
        </text:list-item>
        <text:list-item>
          <text:p text:style-name="P65">stop normal desktop networking from grabbing it </text:p>
        </text:list-item>
        <text:list-item>
          <text:p text:style-name="P64">prepare it for the CSI toolchain </text:p>
        </text:list-item>
      </text:list>
      <text:p text:style-name="Text_20_body">If this part is unstable, everything after it becomes messy.</text:p>
      <text:h text:style-name="Heading_20_2" text:outline-level="2"><text:soft-page-break/>3. Make sure the CSI-specific stack is the thing in control</text:h>
      <text:p text:style-name="Text_20_body">The Halperin paper is clear that the stock behavior is not enough; the CSI comes from the modified firmware/driver path. </text:p>
      <text:p text:style-name="Text_20_body">So your real question now is:</text:p>
      <text:p text:style-name="Text_20_body"><text:span text:style-name="Strong_20_Emphasis">Is my machine using the CSI-tool path correctly, or is it still acting like an ordinary Wi-Fi laptop?</text:span></text:p>
      <text:p text:style-name="Text_20_body">That is the checkpoint you should verify next.</text:p>
      <text:h text:style-name="Heading_20_2" text:outline-level="2">4. Run a smoke test before any gait experiment</text:h>
      <text:p text:style-name="Text_20_body">Before collecting walking data, do a tiny test:</text:p>
      <text:list text:style-name="L31">
        <text:list-item>
          <text:p text:style-name="P67">receiver = Intel 5300 collector </text:p>
        </text:list-item>
        <text:list-item>
          <text:p text:style-name="P67">transmitter = second machine / controlled source </text:p>
        </text:list-item>
        <text:list-item>
          <text:p text:style-name="P67">no gait yet </text:p>
        </text:list-item>
        <text:list-item>
          <text:p text:style-name="P67">just send packets </text:p>
        </text:list-item>
        <text:list-item>
          <text:p text:style-name="P66">see whether CSI packets are logged </text:p>
        </text:list-item>
      </text:list>
      <text:p text:style-name="Text_20_body">This is the fastest way to separate:</text:p>
      <text:list text:style-name="L32">
        <text:list-item>
          <text:p text:style-name="P69">setup problems<text:line-break/>from </text:p>
        </text:list-item>
        <text:list-item>
          <text:p text:style-name="P68">sensing/model problems </text:p>
        </text:list-item>
      </text:list>
      <text:h text:style-name="Heading_20_2" text:outline-level="2">5. Define success very narrowly</text:h>
      <text:p text:style-name="Text_20_body">At this stage, success is only this:</text:p>
      <text:list text:style-name="L33">
        <text:list-item>
          <text:p text:style-name="P71">logging starts </text:p>
        </text:list-item>
        <text:list-item>
          <text:p text:style-name="P71">packets arrive </text:p>
        </text:list-item>
        <text:list-item>
          <text:p text:style-name="P71">output file is created </text:p>
        </text:list-item>
        <text:list-item>
          <text:p text:style-name="P71">file is not empty </text:p>
        </text:list-item>
        <text:list-item>
          <text:p text:style-name="P70">packet count grows while transmitter is active </text:p>
        </text:list-item>
      </text:list>
      <text:p text:style-name="Text_20_body">That is enough for now.</text:p>
      <text:p text:style-name="Text_20_body">Only after that should you care about:</text:p>
      <text:list text:style-name="L34">
        <text:list-item>
          <text:p text:style-name="P73">parsing the file </text:p>
        </text:list-item>
        <text:list-item>
          <text:p text:style-name="P73">plotting amplitude over time </text:p>
        </text:list-item>
        <text:list-item>
          <text:p text:style-name="P73">walking trials </text:p>
        </text:list-item>
        <text:list-item>
          <text:p text:style-name="P73">labels and metadata </text:p>
        </text:list-item>
        <text:list-item>
          <text:p text:style-name="P72">gait recognition </text:p>
        </text:list-item>
      </text:list>
      <text:h text:style-name="Heading_20_2" text:outline-level="2">6. Then move to the first “human motion visible” test</text:h>
      <text:p text:style-name="Text_20_body">After a successful smoke test:</text:p>
      <text:list text:style-name="L35">
        <text:list-item>
          <text:p text:style-name="P75">keep transmitter and receiver fixed </text:p>
        </text:list-item>
        <text:list-item>
          <text:p text:style-name="P75"><text:soft-page-break/>have one person walk through the path </text:p>
        </text:list-item>
        <text:list-item>
          <text:p text:style-name="P75">collect a short session </text:p>
        </text:list-item>
        <text:list-item>
          <text:p text:style-name="P74">later plot a few subcarrier amplitudes over time </text:p>
        </text:list-item>
      </text:list>
      <text:p text:style-name="Text_20_body">If the curve visibly changes when the person walks, your CSI collection pipeline is alive.</text:p>
      <text:p text:style-name="Text_20_body">That is the first real sensing win.</text:p>
      <text:h text:style-name="Heading_20_2" text:outline-level="2">The most important thing for you right now</text:h>
      <text:p text:style-name="Text_20_body">Do <text:span text:style-name="Strong_20_Emphasis">not</text:span> jump too early into gait-recognition code.</text:p>
      <text:p text:style-name="Text_20_body">Right now, your project should be:</text:p>
      <text:p text:style-name="Text_20_body"><text:span text:style-name="Strong_20_Emphasis">interface stability → CSI logging → parse one file → visualize one signal</text:span></text:p>
      <text:p text:style-name="Text_20_body">That order will save you a lot of frustration.</text:p>
      <text:h text:style-name="Heading_20_2" text:outline-level="2">My read of your exact situation</text:h>
      <text:p text:style-name="Text_20_body">Based on your shared history, I would say:</text:p>
      <text:p text:style-name="Text_20_body"><text:span text:style-name="Strong_20_Emphasis">you are ready for the “first successful CSI capture” stage, not for the ML stage yet.</text:span></text:p>
      <text:p text:style-name="Text_20_body">So the immediate task is:</text:p>
      <text:p text:style-name="Text_20_body"><text:span text:style-name="Strong_20_Emphasis">finish the receiver/transmitter smoke test and confirm the 5300 is actually writing usable CSI data.</text:span></text:p>
      <text:p text:style-name="Text_20_body">If you paste the output of these four commands, I’ll tell you the exact next step from your current state:</text:p>
      <text:section text:style-name="Sect2" text:name="code-block-viewer">
        <text:p text:style-name="P1"><text:span text:style-name="Source_20_Text">uname -r</text:span></text:p>
        <text:p text:style-name="Preformatted_20_Text"><text:span text:style-name="Source_20_Text">iw dev</text:span></text:p>
        <text:p text:style-name="Preformatted_20_Text"><text:span text:style-name="Source_20_Text">ip link show</text:span></text:p>
        <text:p text:style-name="P2"><text:span text:style-name="Source_20_Text">lsmod | grep iwlwifi</text:span></text:p>
      </text:section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5-13T09:44:32.087901820</meta:creation-date>
    <dc:date>2026-05-13T09:44:43.379096137</dc:date>
    <meta:editing-duration>PT11S</meta:editing-duration>
    <meta:editing-cycles>1</meta:editing-cycles>
    <meta:generator>LibreOffice/24.2.7.2$Linux_X86_64 LibreOffice_project/420$Build-2</meta:generator>
    <meta:document-statistic meta:table-count="0" meta:image-count="1" meta:object-count="0" meta:page-count="11" meta:paragraph-count="306" meta:word-count="2616" meta:character-count="14926" meta:non-whitespace-character-count="12594"/>
  </office:meta>
</office:document-meta>
</file>